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lexyspeedcomparison" style:family="table">
      <style:table-properties style:width="6.9271in" fo:margin-left="0in" table:align="left"/>
    </style:style>
    <style:style style:name="Flexyspeedcomparison.A" style:family="table-column">
      <style:table-column-properties style:column-width="4.3125in"/>
    </style:style>
    <style:style style:name="Flexyspeedcomparison.B" style:family="table-column">
      <style:table-column-properties style:column-width="2.6146in"/>
    </style:style>
    <style:style style:name="Flexyspeedcomparison.A1" style:family="table-cell">
      <style:table-cell-properties fo:padding="0.0382in" fo:border-left="0.05pt solid #000000" fo:border-right="none" fo:border-top="0.05pt solid #000000" fo:border-bottom="0.05pt solid #000000"/>
    </style:style>
    <style:style style:name="Flexyspeedcomparison.B1" style:family="table-cell">
      <style:table-cell-properties fo:padding="0.0382in" fo:border="0.05pt solid #000000"/>
    </style:style>
    <style:style style:name="Flexyspeedcomparison.A2" style:family="table-cell">
      <style:table-cell-properties fo:padding="0.0382in" fo:border-left="0.05pt solid #000000" fo:border-right="none" fo:border-top="none" fo:border-bottom="0.05pt solid #000000"/>
    </style:style>
    <style:style style:name="Flexyspeedcomparison.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ca95" officeooo:paragraph-rsid="0007ca95"/>
    </style:style>
    <style:style style:name="P2" style:family="paragraph" style:parent-style-name="Standard">
      <style:text-properties officeooo:rsid="0007ca95" officeooo:paragraph-rsid="00093a15"/>
    </style:style>
    <style:style style:name="P3" style:family="paragraph" style:parent-style-name="Standard">
      <style:text-properties officeooo:rsid="00093a15" officeooo:paragraph-rsid="00093a15"/>
    </style:style>
    <style:style style:name="P4" style:family="paragraph" style:parent-style-name="Standard">
      <style:text-properties officeooo:rsid="000a670d" officeooo:paragraph-rsid="000a670d"/>
    </style:style>
    <style:style style:name="P5" style:family="paragraph" style:parent-style-name="Standard">
      <style:text-properties officeooo:rsid="000af7eb" officeooo:paragraph-rsid="000af7eb"/>
    </style:style>
    <style:style style:name="P6" style:family="paragraph" style:parent-style-name="Standard">
      <style:text-properties fo:font-weight="bold" officeooo:rsid="0007ca95" officeooo:paragraph-rsid="000d30e7" style:font-weight-asian="bold" style:font-weight-complex="bold"/>
    </style:style>
    <style:style style:name="P7" style:family="paragraph" style:parent-style-name="Standard">
      <style:text-properties fo:font-weight="normal" officeooo:rsid="0007ca95" officeooo:paragraph-rsid="000d30e7" style:font-weight-asian="normal" style:font-weight-complex="normal"/>
    </style:style>
    <style:style style:name="P8" style:family="paragraph" style:parent-style-name="Table_20_Contents">
      <style:text-properties officeooo:rsid="00093a15" officeooo:paragraph-rsid="00093a15"/>
    </style:style>
    <style:style style:name="P9" style:family="paragraph" style:parent-style-name="Table_20_Heading">
      <style:text-properties officeooo:rsid="00093a15" officeooo:paragraph-rsid="00093a15"/>
    </style:style>
    <style:style style:name="T1" style:family="text">
      <style:text-properties officeooo:rsid="00093a15"/>
    </style:style>
    <style:style style:name="T2" style:family="text">
      <style:text-properties officeooo:rsid="000af7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exystruder redesign <text:span text:style-name="T1">status </text:span></text:p>
      <text:p text:style-name="P7"><text:span text:style-name="T1">3/17/2015</text:span></text:p>
      <text:p text:style-name="P1"/>
      <text:p text:style-name="P2">Largely due to the decreased length of the melt zone between the Budashnozzle and the AO-hex, the flexystruder with the AO hexagon is only capable of printing <text:span text:style-name="T1">about half as fast as the original flexystruder. For most materials the AO-hex's melt zone is long enough if the print temperatures are bumped up, but Ninjaflex presents health concerns at temperatures above 230C. Other flexible materials like Polyflex that allow for </text:span></text:p>
      <text:p text:style-name="P2"/>
      <text:p text:style-name="P2"><text:span text:style-name="T1">Testing has been done on several ways to improve this speed discrepancy so that we don't release a new version that is inferior to the original. See the table below for the comparative printing speeds of the 4 options.</text:span></text:p>
      <text:p text:style-name="P2"/>
      <table:table table:name="Flexyspeedcomparison" table:style-name="Flexyspeedcomparison">
        <table:table-column table:style-name="Flexyspeedcomparison.A"/>
        <table:table-column table:style-name="Flexyspeedcomparison.B"/>
        <table:table-header-rows>
          <table:table-row>
            <table:table-cell table:style-name="Flexyspeedcomparison.A1" office:value-type="string">
              <text:p text:style-name="P9">Flexystruder type</text:p>
            </table:table-cell>
            <table:table-cell table:style-name="Flexyspeedcomparison.B1" office:value-type="string">
              <text:p text:style-name="P9">Maximum Speed</text:p>
            </table:table-cell>
          </table:table-row>
        </table:table-header-rows>
        <table:table-row>
          <table:table-cell table:style-name="Flexyspeedcomparison.A2" office:value-type="string">
            <text:p text:style-name="P8">Budashnozzle based (current product)</text:p>
          </table:table-cell>
          <table:table-cell table:style-name="Flexyspeedcomparison.B2" office:value-type="string">
            <text:p text:style-name="P8">3.75 mm^3/s</text:p>
          </table:table-cell>
        </table:table-row>
        <table:table-row>
          <table:table-cell table:style-name="Flexyspeedcomparison.A2" office:value-type="string">
            <text:p text:style-name="P8">Standard 0.5mm AO-Hexagon based</text:p>
          </table:table-cell>
          <table:table-cell table:style-name="Flexyspeedcomparison.B2" office:value-type="string">
            <text:p text:style-name="P8">1.80 mm^3/s</text:p>
          </table:table-cell>
        </table:table-row>
        <table:table-row>
          <table:table-cell table:style-name="Flexyspeedcomparison.A2" office:value-type="string">
            <text:p text:style-name="P8">0.5mm AO-Hexagon with 10mm longer heater block</text:p>
          </table:table-cell>
          <table:table-cell table:style-name="Flexyspeedcomparison.B2" office:value-type="string">
            <text:p text:style-name="P8">3.75 mm^3/s</text:p>
          </table:table-cell>
        </table:table-row>
        <table:table-row>
          <table:table-cell table:style-name="Flexyspeedcomparison.A2" office:value-type="string">
            <text:p text:style-name="P8">AO-Hexagon with 0.6mm nozzle</text:p>
          </table:table-cell>
          <table:table-cell table:style-name="Flexyspeedcomparison.B2" office:value-type="string">
            <text:p text:style-name="P8">3.15 mm^3/s</text:p>
          </table:table-cell>
        </table:table-row>
      </table:table>
      <text:p text:style-name="P2"/>
      <text:p text:style-name="P2"/>
      <text:p text:style-name="P2"><text:span text:style-name="T1">Option 1 </text:span></text:p>
      <text:p text:style-name="P3">We continue with the budaschnozzle as the default nozzle for the flexystruder. This would be the simplest answer, but would lead to complications for the flexydually, as the Buda and the hexagon are significantly different lengths. We could either offer the flexydually as it currently is (with a metal flex plate stiffener, or with 2 hexagons and decrease the speeds in the profiles to match.</text:p>
      <text:p text:style-name="P1"/>
      <text:p text:style-name="P4">Option 2</text:p>
      <text:p text:style-name="P4">We could release the flexystruder with the standard 0.5mm nozzle AO-hexagon and <text:span text:style-name="T2">make profiles to </text:span>deal with the decerased ninjaflex printing ability. <text:span text:style-name="T2">Getting polyflex on board will help a lot, we can print it 2-3X as fast as the full TPU filaments.</text:span></text:p>
      <text:p text:style-name="P4"/>
      <text:p text:style-name="P4"/>
      <text:p text:style-name="P5">Option 3 </text:p>
      <text:p text:style-name="P5">We could make a new heater block and nozzle to extend the melt zone of AO-hex to the same length as the budashnozzle. This with a standard extruder could double as an E3D Volcano style hotend for large nozzle printing. Early tests showed that adding 10mm to the heater block of the AO-Hex will allow us to print at the same speeds as our current flexystruder.</text:p>
      <text:p text:style-name="P5"/>
      <text:p text:style-name="P5">Option 4</text:p>
      <text:p text:style-name="P5">We could simply enlarge the nozzle of the AO-Hex to 0.6 (or larger). This decreases the melt and force requirements for printing TPU enough to almost match the current flexystruder in printing speed. This will decrease our minimum feature size in x and y slightly, but it would greatly increase the speed that we could print materials like polyflex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2:44:51.949521733</meta:creation-date>
    <dc:date>2015-03-17T15:14:46.005972100</dc:date>
    <meta:editing-duration>PT58M11S</meta:editing-duration>
    <meta:editing-cycles>3</meta:editing-cycles>
    <meta:generator>LibreOffice/4.3.3.2$Linux_X86_64 LibreOffice_project/430m0$Build-2</meta:generator>
    <meta:document-statistic meta:table-count="1" meta:image-count="0" meta:object-count="0" meta:page-count="1" meta:paragraph-count="22" meta:word-count="384" meta:character-count="2285" meta:non-whitespace-character-count="1919"/>
  </office:meta>
</office:document-meta>
</file>